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7000000313374597DFDC97F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style:contextual-spacing="false" fo:orphans="2" fo:widows="2"/>
      <style:text-properties style:font-name="Times New Roman" fo:font-size="14pt" fo:font-weight="normal" officeooo:rsid="001ecc33" officeooo:paragraph-rsid="001ecc3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384b4" officeooo:paragraph-rsid="002384b4" style:font-size-asian="14pt" style:font-weight-asian="normal" style:font-size-complex="14pt" style:font-weight-complex="normal"/>
    </style:style>
    <style:style style:name="T1" style:family="text">
      <style:text-properties officeooo:rsid="0021ea2b"/>
    </style:style>
    <style:style style:name="T2" style:family="text">
      <style:text-properties officeooo:rsid="002384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</text:p>
      <text:p text:style-name="P2">Задание:</text:p>
      <text:p text:style-name="P3">Написать программу, вычисляющую значение биквадратного уравнения на языке <text:span text:style-name="T1">kotlin</text:span></text:p>
      <text:p text:style-name="P3"/>
      <text:p text:style-name="P2">Код программы:</text:p>
      <text:p text:style-name="P4">import kotlin.math.sqrt</text:p>
      <text:p text:style-name="P4">fun calc_discriminant(a: Int, b: Int, c: Int) : Int {</text:p>
      <text:p text:style-name="P4"><text:tab/>return b*b - 4*a*c</text:p>
      <text:p text:style-name="P4">}</text:p>
      <text:p text:style-name="P4">fun calc_roots(a: Int, b: Int, c: Int): ArrayList&lt;Double&gt; {</text:p>
      <text:p text:style-name="P4"><text:s text:c="4"/>if(a == 0 &amp;&amp; b == 0) {</text:p>
      <text:p text:style-name="P4"><text:s text:c="8"/>val roots = ArrayList&lt;Double&gt;()</text:p>
      <text:p text:style-name="P4"><text:s text:c="8"/>roots.add(-1.0)</text:p>
      <text:p text:style-name="P4"><text:s text:c="8"/>return roots</text:p>
      <text:p text:style-name="P4"><text:s text:c="4"/>}</text:p>
      <text:p text:style-name="P4"><text:s text:c="4"/>if(a == 0) {</text:p>
      <text:p text:style-name="P4"><text:s text:c="8"/>if(c == 0) {</text:p>
      <text:p text:style-name="P4"><text:s text:c="12"/>val roots = ArrayList&lt;Double&gt;()</text:p>
      <text:p text:style-name="P4"><text:s text:c="12"/>roots.add(0.0)</text:p>
      <text:p text:style-name="P4"><text:s text:c="12"/>return roots</text:p>
      <text:p text:style-name="P4"><text:s text:c="8"/>}</text:p>
      <text:p text:style-name="P4"><text:s text:c="8"/>if(c &gt; 0 &amp;&amp; b &gt; 0 || c &lt; 0 &amp;&amp; b &lt; 0) {</text:p>
      <text:p text:style-name="P4"><text:s text:c="12"/>val roots = ArrayList&lt;Double&gt;()</text:p>
      <text:p text:style-name="P4"><text:s text:c="12"/>roots.add(-1.0)</text:p>
      <text:p text:style-name="P4"><text:s text:c="12"/>return roots</text:p>
      <text:p text:style-name="P4"><text:s text:c="8"/>}</text:p>
      <text:p text:style-name="P4"><text:s text:c="8"/>val x1 = sqrt((-b/c).toDouble())</text:p>
      <text:p text:style-name="P4"><text:s text:c="8"/>val x2 = -x1</text:p>
      <text:p text:style-name="P4"><text:s text:c="8"/>val roots = ArrayList&lt;Double&gt;()</text:p>
      <text:p text:style-name="P4"><text:s text:c="8"/>roots.add(x1)</text:p>
      <text:p text:style-name="P4"><text:s text:c="8"/>if(x1 != x2) {</text:p>
      <text:p text:style-name="P4"><text:s text:c="12"/>roots.add(x2)</text:p>
      <text:p text:style-name="P4"><text:s text:c="8"/>}</text:p>
      <text:p text:style-name="P4"><text:s text:c="12"/>return roots</text:p>
      <text:p text:style-name="P4"><text:s text:c="8"/><text:span text:style-name="T2">}</text:span></text:p>
      <text:p text:style-name="P4"><text:s text:c="8"/>val discriminant = calc_discriminant(a, b, c)</text:p>
      <text:p text:style-name="P4"><text:s text:c="8"/>if(discriminant &lt; 0) {</text:p>
      <text:p text:style-name="P4"><text:s text:c="12"/>val roots = ArrayList&lt;Double&gt;()</text:p>
      <text:p text:style-name="P4"><text:s text:c="12"/>roots.add(-1.0)</text:p>
      <text:p text:style-name="P4"><text:s text:c="12"/>return roots</text:p>
      <text:p text:style-name="P4"><text:s text:c="8"/>} else if(discriminant &gt; 0) {</text:p>
      <text:p text:style-name="P4"><text:s text:c="12"/>val roots = ArrayList&lt;Double&gt;()</text:p>
      <text:p text:style-name="P4"><text:s text:c="12"/>val t2_1 = (-b + sqrt(discriminant.toDouble()))/(2*a)</text:p>
      <text:p text:style-name="P4"><text:tab/> <text:s text:c="3"/>val t2_2 = (-b - sqrt(discriminant.toDouble()))/(2*a)</text:p>
      <text:p text:style-name="P4"><text:tab/> <text:s text:c="3"/></text:p>
      <text:p text:style-name="P4"><text:tab/> <text:s text:c="3"/>if(t2_1 &gt;= 0) {</text:p>
      <text:p text:style-name="P4"><text:tab/><text:tab/>val x1 = sqrt(t2_1)</text:p>
      <text:p text:style-name="P4"><text:tab/><text:tab/>val x2 = -sqrt(t2_1)</text:p>
      <text:p text:style-name="P4"><text:tab/><text:tab/>roots.add(x1)</text:p>
      <text:p text:style-name="P4"><text:tab/><text:tab/>roots.add(x2)</text:p>
      <text:p text:style-name="P4"><text:s text:c="12"/>}</text:p>
      <text:p text:style-name="P4"><text:tab/> <text:s text:c="3"/>if(t2_2 &gt;= 0) {</text:p>
      <text:p text:style-name="P4"><text:tab/><text:tab/>val x3 = sqrt(t2_2)</text:p>
      <text:p text:style-name="P4"><text:tab/><text:tab/>val x4 = -sqrt(t2_2)</text:p>
      <text:p text:style-name="P4"><text:tab/><text:tab/>roots.add(x3)</text:p>
      <text:p text:style-name="P4"><text:tab/><text:tab/>roots.add(x4)</text:p>
      <text:p text:style-name="P4"><text:tab/> <text:s text:c="3"/>}</text:p>
      <text:p text:style-name="P4"><text:tab/> <text:s text:c="3"/></text:p>
      <text:p text:style-name="P4"><text:tab/> <text:s text:c="3"/>if(roots.size == 0) {</text:p>
      <text:p text:style-name="P4"><text:soft-page-break/><text:tab/> <text:s text:c="3"/><text:tab/>roots.add(-1.0)</text:p>
      <text:p text:style-name="P4"><text:tab/> <text:s text:c="3"/>}</text:p>
      <text:p text:style-name="P4"><text:tab/> <text:s text:c="3"/>return roots</text:p>
      <text:p text:style-name="P4"><text:s text:c="8"/>} else {</text:p>
      <text:p text:style-name="P4"><text:s text:c="12"/>val t = -b / (2*a)</text:p>
      <text:p text:style-name="P4"><text:s text:c="12"/>if(t &gt; 0) {</text:p>
      <text:p text:style-name="P4"><text:s text:c="12"/><text:tab/>val roots = ArrayList&lt;Double&gt;()</text:p>
      <text:p text:style-name="P4"><text:s text:c="12"/><text:tab/>val x1 = sqrt(t.toDouble())</text:p>
      <text:p text:style-name="P4"><text:tab/><text:tab/>val x2 = -sqrt(t.toDouble())</text:p>
      <text:p text:style-name="P4"><text:tab/><text:tab/>roots.add(x1)</text:p>
      <text:p text:style-name="P4"><text:tab/><text:tab/>roots.add(x2)</text:p>
      <text:p text:style-name="P4"><text:tab/><text:tab/>return roots</text:p>
      <text:p text:style-name="P4"><text:s text:c="12"/>} else {</text:p>
      <text:p text:style-name="P4"><text:s text:c="12"/><text:tab/>val roots = ArrayList&lt;Double&gt;()</text:p>
      <text:p text:style-name="P4"><text:s text:c="12"/><text:tab/>roots.add(-1.0)</text:p>
      <text:p text:style-name="P4"><text:s text:c="12"/><text:tab/>return roots</text:p>
      <text:p text:style-name="P4"><text:s text:c="12"/>}</text:p>
      <text:p text:style-name="P4"><text:s text:c="8"/>}</text:p>
      <text:p text:style-name="P4">}</text:p>
      <text:p text:style-name="P4"/>
      <text:p text:style-name="P4">fun get_cf() : IntArray {</text:p>
      <text:p text:style-name="P4"><text:s text:c="4"/>try {</text:p>
      <text:p text:style-name="P4"><text:s text:c="8"/>println("Enter coefficients (A B C)")</text:p>
      <text:p text:style-name="P4"><text:s text:c="4"/><text:tab/>val (a, b, c) = readLine()!!.split(' ').map(String::toInt)</text:p>
      <text:p text:style-name="P4"><text:s text:c="4"/><text:tab/>val coefs: IntArray = intArrayOf(a, b, c)</text:p>
      <text:p text:style-name="P4"><text:s text:c="4"/><text:tab/>return coefs</text:p>
      <text:p text:style-name="P4"><text:s text:c="4"/>} catch(e: Exception) {</text:p>
      <text:p text:style-name="P4"><text:s text:c="8"/>return get_cf()</text:p>
      <text:p text:style-name="P4"><text:s text:c="4"/>}</text:p>
      <text:p text:style-name="P4"><text:s text:c="4"/></text:p>
      <text:p text:style-name="P4"/>
      <text:p text:style-name="P4">}</text:p>
      <text:p text:style-name="P4"/>
      <text:p text:style-name="P4">fun main(args: Array&lt;String&gt;) {</text:p>
      <text:p text:style-name="P4"><text:s text:c="4"/>lateinit var coefs: IntArray</text:p>
      <text:p text:style-name="P4"><text:s text:c="4"/>if(args.size == 3) {</text:p>
      <text:p text:style-name="P4"><text:s text:c="8"/>try {</text:p>
      <text:p text:style-name="P4"><text:s text:c="8"/><text:tab/>coefs = IntArray(0) </text:p>
      <text:p text:style-name="P4"><text:s text:c="8"/><text:tab/>for(arg in args) {</text:p>
      <text:p text:style-name="P4"><text:s text:c="11"/><text:tab/><text:tab/>coefs += arg.toInt()</text:p>
      <text:p text:style-name="P4"><text:s text:c="8"/><text:tab/>}<text:tab/></text:p>
      <text:p text:style-name="P4"><text:s text:c="4"/><text:tab/>} catch(e: Exception) {</text:p>
      <text:p text:style-name="P4"><text:s text:c="8"/><text:tab/>coefs = get_cf()</text:p>
      <text:p text:style-name="P4"><text:s text:c="4"/><text:tab/>}</text:p>
      <text:p text:style-name="P4"><text:s text:c="4"/>} else {</text:p>
      <text:p text:style-name="P4"><text:s text:c="8"/>coefs = get_cf()</text:p>
      <text:p text:style-name="P4"><text:s text:c="4"/>} <text:s text:c="3"/></text:p>
      <text:p text:style-name="P4"><text:s text:c="4"/>val result = calc_roots(coefs[0], coefs[1], coefs[2])</text:p>
      <text:p text:style-name="P4"><text:s text:c="4"/>println(result<text:span text:style-name="T2">)</text:span></text:p>
      <text:p text:style-name="P4">}</text:p>
      <text:p text:style-name="P2">Результаты выполнения:</text:p>
      <text:p text:style-name="P7">Входные параметры: 1 -5 6</text:p>
      <text:p text:style-name="P7"><draw:frame draw:style-name="fr1" draw:name="Image1" text:anchor-type="char" svg:width="6.6929in" svg:height="0.3181in" draw:z-index="0"><draw:image xlink:href="Pictures/1000000100000407000000313374597DFDC97FE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10:03:04.892445563</dc:date>
    <meta:editing-duration>PT14M17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2" meta:paragraph-count="107" meta:word-count="330" meta:character-count="2619" meta:non-whitespace-character-count="1720"/>
  </office:meta>
</office:document-meta>
</file>